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df3" officeooo:paragraph-rsid="0007bdf3"/>
    </style:style>
    <style:style style:name="P2" style:family="paragraph" style:parent-style-name="Standard">
      <style:text-properties officeooo:rsid="000d09dd" officeooo:paragraph-rsid="000d09dd"/>
    </style:style>
    <style:style style:name="P3" style:family="paragraph" style:parent-style-name="Standard">
      <style:text-properties officeooo:paragraph-rsid="0007bdf3"/>
    </style:style>
    <style:style style:name="T1" style:family="text">
      <style:text-properties officeooo:rsid="00083787"/>
    </style:style>
    <style:style style:name="T2" style:family="text">
      <style:text-properties officeooo:rsid="000a3632"/>
    </style:style>
    <style:style style:name="T3" style:family="text">
      <style:text-properties officeooo:rsid="000b045b"/>
    </style:style>
    <style:style style:name="T4" style:family="text">
      <style:text-properties officeooo:rsid="0007b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I/O trace will be connected to two separate pins on the microcontroller. Each trace will have a 0Ω resistor between the sensor pin and the microcontroller pin, but one of these 0Ω resistors will be DNP. This will allow a different microcontroller pin to be used in the event that one fails. </text:p>
      <text:p text:style-name="P1"/>
      <text:p text:style-name="P1">The line to the voltage will also be populated with a 0Ω, to allow the entire module to be disconnected from power in the instance that a design error and/or circuit damage within the sensor module leads to a short.</text:p>
      <text:p text:style-name="P1"/>
      <text:p text:style-name="P2">If the <text:s/><text:span text:style-name="T4">0Ω </text:span>resistors have to be de-soldered, their pads can be used to solder a wire directly to another pin on the microcontroller.</text:p>
      <text:p text:style-name="P1"/>
      <text:p text:style-name="P3"><text:span text:style-name="T4">Finally, the design includes 2 analogue sensors (a potentiometer which can be connected to some small mechanical device, and a </text:span><text:span text:style-name="T3">thermistor)</text:span><text:span text:style-name="T4">, and 2 digital sensors (an ambient light sensor and a </text:span><text:span text:style-name="T1">temperature/</text:span><text:span text:style-name="T3">humidity</text:span><text:span text:style-name="T4"> sensor). </text:span><text:span text:style-name="T1">Best case scenario, this means that the HAT is multi-faceted and can serve a variety of different </text:span><text:span text:style-name="T2">research </text:span><text:span text:style-name="T1">purposes. However, in the event of of component/design failure or inadequate component stock, the HAT will hopefully still have other functioning sensors and thus will still be useful. It is specifically useful that there are 2 different temperature sensors, given that our original examination of use cases for the HAT placed on a strong emphasis on the HAT’s ability to sense temperatu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35:23.533085319</meta:creation-date>
    <meta:generator>LibreOffice/7.3.7.2$Linux_X86_64 LibreOffice_project/30$Build-2</meta:generator>
    <dc:date>2023-03-14T00:22:46.718635069</dc:date>
    <meta:editing-duration>PT1H57M58S</meta:editing-duration>
    <meta:editing-cycles>5</meta:editing-cycles>
    <meta:document-statistic meta:table-count="0" meta:image-count="0" meta:object-count="0" meta:page-count="1" meta:paragraph-count="4" meta:word-count="230" meta:character-count="1363" meta:non-whitespace-character-count="1135"/>
  </office:meta>
</office:document-meta>
</file>